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600000067D24782E3382D75AD.png" manifest:media-type="image/png"/>
  <manifest:file-entry manifest:full-path="Pictures/100000000000011200000065B80BBF1A9691ABF3.png" manifest:media-type="image/png"/>
  <manifest:file-entry manifest:full-path="Pictures/100000000000007800000061F1074C460C0E361B.png" manifest:media-type="image/png"/>
  <manifest:file-entry manifest:full-path="Pictures/1000000000000118000000670B71DF667D4D1213.png" manifest:media-type="image/png"/>
  <manifest:file-entry manifest:full-path="Pictures/10000000000000BF0000006BDA397BC44FAAF2AC.png" manifest:media-type="image/png"/>
  <manifest:file-entry manifest:full-path="Pictures/100000000000011800000067F83E6BF914D741AE.png" manifest:media-type="image/png"/>
  <manifest:file-entry manifest:full-path="Pictures/10000000000001110000006BF2E8F1397B085C38.png" manifest:media-type="image/png"/>
  <manifest:file-entry manifest:full-path="Pictures/10000000000000CC000000660ECED29A18B9E9F6.png" manifest:media-type="image/png"/>
  <manifest:file-entry manifest:full-path="Pictures/10000000000000C300000061CAD91A2675AFD95C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fill-color="#ffffff" draw:textarea-horizontal-align="justify" draw:textarea-vertical-align="middle" draw:auto-grow-height="false" fo:min-height="1.95cm" fo:min-width="11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1.4cm"/>
    </style:style>
    <style:style style:name="gr7" style:family="graphic" style:parent-style-name="standard">
      <style:graphic-properties draw:stroke="none" svg:stroke-color="#000000" draw:fill="none" draw:fill-color="#ffffff" fo:min-height="0.704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1.2cm"/>
    </style:style>
    <style:style style:name="gr9" style:family="graphic" style:parent-style-name="standard">
      <style:graphic-properties draw:stroke="dash" draw:stroke-dash="Fine_20_Dashed" svg:stroke-color="#000000" draw:fill="none" draw:fill-color="#ffffff" draw:textarea-horizontal-align="justify" draw:textarea-vertical-align="middle" draw:auto-grow-height="false" fo:min-height="1.65cm" fo:min-width="11.5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0.6cm"/>
    </style:style>
    <style:style style:name="gr11" style:family="graphic" style:parent-style-name="standard">
      <style:graphic-properties draw:stroke="dash" draw:stroke-dash="Fine_20_Dashed" svg:stroke-color="#000000" draw:fill="none" draw:fill-color="#ffffff" draw:textarea-horizontal-align="justify" draw:textarea-vertical-align="middle" draw:auto-grow-height="false" fo:min-height="3.45cm" fo:min-width="4.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2.368cm" style:use-optimal-column-width="false"/>
    </style:style>
    <style:style style:name="co2" style:family="table-column">
      <style:table-column-properties style:column-width="2.367cm" style:use-optimal-column-width="false"/>
    </style:style>
    <style:style style:name="ro1" style:family="table-row">
      <style:table-row-properties style:row-height="0.731cm"/>
    </style:style>
    <style:style style:name="ce1" style:family="table-cell">
      <loext:graphic-properties draw:fill="none"/>
      <style:paragraph-properties fo:border="0.03pt solid #000000"/>
      <style:text-properties fo:font-size="12pt" style:font-size-asian="18pt" style:font-size-complex="18pt"/>
    </style:style>
    <style:style style:name="ce2" style:family="table-cell">
      <loext:graphic-properties draw:fill="none"/>
      <style:paragraph-properties fo:border-left="none" fo:border-right="0.03pt solid #000000" fo:border-top="0.03pt solid #000000" fo:border-bottom="0.03pt solid #000000"/>
      <style:text-properties fo:font-size="12pt" style:font-size-asian="18pt" style:font-size-complex="18pt"/>
    </style:style>
    <style:style style:name="ce3" style:family="table-cell">
      <loext:graphic-properties draw:fill="none"/>
      <style:paragraph-properties fo:border-left="0.03pt solid #000000" fo:border-right="0.03pt solid #000000" fo:border-top="none" fo:border-bottom="0.03pt solid #000000"/>
      <style:text-properties fo:font-size="12pt" style:font-size-asian="18pt" style:font-size-complex="18pt"/>
    </style:style>
    <style:style style:name="ce4" style:family="table-cell">
      <loext:graphic-properties draw:fill="none"/>
      <style:paragraph-properties fo:text-align="center" fo:border="0.03pt solid #000000" style:writing-mode="lr-tb"/>
      <style:text-properties fo:font-size="12pt" style:font-size-asian="18pt" style:font-size-complex="18pt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2pt" style:font-size-asian="18pt" style:font-size-complex="18pt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style:paragraph-properties fo:text-align="center" style:writing-mode="lr-tb">
        <style:tab-stops/>
      </style:paragraph-properties>
      <style:text-properties fo:font-size="12pt" style:font-size-asian="18pt" style:font-size-complex="18pt"/>
    </style:style>
    <style:style style:name="P10" style:family="paragraph">
      <style:paragraph-properties fo:text-align="center" style:writing-mode="lr-tb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cm" svg:height="2.2cm" svg:x="3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502cm" svg:height="0.954cm" svg:x="3.8cm" svg:y="3.2cm">
          <draw:text-box>
            <text:p/>
          </draw:text-box>
        </draw:frame>
        <draw:g draw:name="M ex">
          <svg:title>TexMaths</svg:title>
          <svg:desc>14§display§\mathcal{M}_{ex}§svg§600§FALSE§M ex</svg:desc>
          <draw:polygon draw:style-name="gr3" draw:text-style-name="P3" draw:layer="layout" svg:width="1cm" svg:height="0.41cm" svg:x="8.499cm" svg:y="2.111cm" svg:viewBox="0 0 1001 411" draw:points="501,411 0,411 0,0 1001,0 1001,411">
            <text:p/>
          </draw:polygon>
          <draw:path draw:style-name="gr4" draw:text-style-name="P4" draw:layer="layout" svg:width="0.535cm" svg:height="0.372cm" svg:x="8.512cm" svg:y="2.1cm" svg:viewBox="0 0 536 373" svg:d="M177 72c12 65 35 170 63 227 11 22 15 33 21 33 2 0 3 0 11-9 38-36 64-65 99-104l107-127c-7 43-25 154-25 212 0 12 0 26 3 39 0 6 2 19 22 19 21 0 58-21 58-31 0-3-2-4-4-4-6 0-16 5-21 8-12-1-13-9-14-20-2-16-2-31-2-32 0-55 22-206 37-266 0-5 0-5 0-9 0-2 0-8-4-8-2 0-2 1-12 12-46 56-190 229-238 271-13-26-22-45-38-115-15-56-24-96-32-144-2-7-4-21-4-22-1-2-4-2-6-2-9 0-29 11-30 21-7 42-16 107-50 201-40 105-51 105-60 105-6 0-26-3-36-13-2-2-3-2-4-2-7 0-18 21-18 36 0 4 0 10 16 19 12 5 24 6 27 6 30 0 59-70 69-96 23-56 50-134 65-205z">
            <text:p/>
          </draw:path>
          <draw:path draw:style-name="gr4" draw:text-style-name="P4" draw:layer="layout" svg:width="0.148cm" svg:height="0.156cm" svg:x="9.113cm" svg:y="2.369cm" svg:viewBox="0 0 149 157" svg:d="M55 74c9 0 37-1 56-8 24-9 30-25 30-36 0-19-19-30-44-30-41 0-97 31-97 91 0 36 22 66 63 66 58 0 86-35 86-39 0-3-3-7-7-7-2 0-2 1-5 4-27 32-68 32-74 32-20 0-35-14-35-42 0-5 0-12 4-31zM36 64c13-51 52-54 61-54 16 0 28 7 28 20 0 34-58 34-72 34z">
            <text:p/>
          </draw:path>
          <draw:path draw:style-name="gr4" draw:text-style-name="P4" draw:layer="layout" svg:width="0.185cm" svg:height="0.156cm" svg:x="9.293cm" svg:y="2.369cm" svg:viewBox="0 0 186 157" svg:d="M69 117c-3 11-14 30-32 30-1 0-11 0-19-5 14-4 16-16 16-19 0-8-6-13-14-13-10 0-20 9-20 21 0 18 19 26 36 26s30-10 39-25c9 18 28 25 41 25 41 0 61-44 61-54 0-4-5-4-6-4-4 0-4 2-5 6-8 24-28 42-48 42-14 0-22-9-22-23 0-9 9-40 18-79 8-27 24-35 35-35 0 0 11 0 18 5-10 3-15 12-15 19s6 13 14 13 20-7 20-21c0-20-23-26-37-26-17 0-31 11-38 25-7-15-23-25-42-25-39 0-61 43-61 53 0 4 4 4 5 4 5 0 6-1 7-5 9-27 30-42 48-42 11 0 20 6 20 23 0 6-4 24-6 35z">
            <text:p/>
          </draw:path>
        </draw:g>
        <draw:frame draw:name="M1" draw:style-name="gr5" draw:text-style-name="P5" draw:layer="layout" svg:width="1.611cm" svg:height="0.594cm" svg:x="3.301cm" svg:y="3.1cm">
          <draw:image xlink:href="Pictures/100000000000011200000065B80BBF1A9691ABF3.png" xlink:type="simple" xlink:show="embed" xlink:actuate="onLoad">
            <text:p/>
          </draw:image>
          <svg:title>TexMaths</svg:title>
          <svg:desc>14§display§M_i^{i+\delta-1}§png§600§FALSE§M1</svg:desc>
        </draw:frame>
        <draw:custom-shape draw:style-name="gr6" draw:text-style-name="P6" draw:layer="layout" svg:width="1.9cm" svg:height="1cm" svg:x="3.2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M2" draw:style-name="gr5" draw:text-style-name="P5" draw:layer="layout" svg:width="1.123cm" svg:height="0.629cm" svg:x="5.5cm" svg:y="3.1cm">
          <draw:image xlink:href="Pictures/10000000000000BF0000006BDA397BC44FAAF2AC.png" xlink:type="simple" xlink:show="embed" xlink:actuate="onLoad">
            <text:p/>
          </draw:image>
          <svg:title>TexMaths</svg:title>
          <svg:desc>14§display§M_{i+1}^{i+\delta}§png§600§FALSE§M2</svg:desc>
        </draw:frame>
        <draw:custom-shape draw:style-name="gr6" draw:text-style-name="P6" draw:layer="layout" svg:width="1.9cm" svg:height="1cm" svg:x="5.4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M2" draw:style-name="gr5" draw:text-style-name="P5" draw:layer="layout" svg:width="1.606cm" svg:height="0.629cm" svg:x="7.703cm" svg:y="3.103cm">
          <draw:image xlink:href="Pictures/10000000000001110000006BF2E8F1397B085C38.png" xlink:type="simple" xlink:show="embed" xlink:actuate="onLoad">
            <text:p/>
          </draw:image>
          <svg:title>TexMaths</svg:title>
          <svg:desc>14§display§M_{i+2}^{i+\delta+1}§png§600§FALSE§M2</svg:desc>
        </draw:frame>
        <draw:custom-shape draw:style-name="gr6" draw:text-style-name="P6" draw:layer="layout" svg:width="1.9cm" svg:height="1cm" svg:x="7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1.1cm" svg:height="0.954cm" svg:x="9.5cm" svg:y="3cm">
          <draw:text-box>
            <text:p>...</text:p>
          </draw:text-box>
        </draw:frame>
        <draw:frame draw:name="M2" draw:style-name="gr5" draw:text-style-name="P5" draw:layer="layout" svg:width="1.2cm" svg:height="0.599cm" svg:x="10.803cm" svg:y="3.104cm">
          <draw:image xlink:href="Pictures/10000000000000CC000000660ECED29A18B9E9F6.png" xlink:type="simple" xlink:show="embed" xlink:actuate="onLoad">
            <text:p/>
          </draw:image>
          <svg:title>TexMaths</svg:title>
          <svg:desc>14§display§M_{k-\delta}^{k-1}§png§600§FALSE§M2</svg:desc>
        </draw:frame>
        <draw:custom-shape draw:style-name="gr8" draw:text-style-name="P6" draw:layer="layout" svg:width="1.7cm" svg:height="1cm" svg:x="10.7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M2" draw:style-name="gr5" draw:text-style-name="P5" draw:layer="layout" svg:width="1.635cm" svg:height="0.606cm" svg:x="12.804cm" svg:y="3.104cm">
          <draw:image xlink:href="Pictures/100000000000011600000067D24782E3382D75AD.png" xlink:type="simple" xlink:show="embed" xlink:actuate="onLoad">
            <text:p/>
          </draw:image>
          <svg:title>TexMaths</svg:title>
          <svg:desc>14§display§M_{k-\delta+1}^k§png§600§FALSE§M2</svg:desc>
        </draw:frame>
        <draw:custom-shape draw:style-name="gr6" draw:text-style-name="P6" draw:layer="layout" svg:width="1.9cm" svg:height="1cm" svg:x="12.7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2cm" svg:height="1.9cm" svg:x="3cm" svg:y="4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502cm" svg:height="0.954cm" svg:x="3.8cm" svg:y="5.7cm">
          <draw:text-box>
            <text:p/>
          </draw:text-box>
        </draw:frame>
        <draw:g draw:name="M in">
          <svg:title>TexMaths</svg:title>
          <svg:desc>14§display§\mathcal{M}_{in}§svg§600§FALSE§M in</svg:desc>
          <draw:polygon draw:style-name="gr3" draw:text-style-name="P3" draw:layer="layout" svg:width="0.973cm" svg:height="0.41cm" svg:x="8.499cm" svg:y="4.611cm" svg:viewBox="0 0 974 411" draw:points="487,411 0,411 0,0 974,0 974,411">
            <text:p/>
          </draw:polygon>
          <draw:path draw:style-name="gr4" draw:text-style-name="P4" draw:layer="layout" svg:width="0.535cm" svg:height="0.372cm" svg:x="8.512cm" svg:y="4.6cm" svg:viewBox="0 0 536 373" svg:d="M177 72c12 65 35 170 63 227 11 22 15 33 21 33 2 0 3 0 11-9 38-36 64-65 99-104l107-127c-7 43-25 154-25 212 0 12 0 26 3 39 0 6 2 19 22 19 21 0 58-21 58-31 0-3-2-4-4-4-6 0-16 5-21 8-12-1-13-9-14-20-2-16-2-31-2-32 0-55 22-206 37-266 0-5 0-5 0-9 0-2 0-8-4-8-2 0-2 1-12 12-46 56-190 229-238 271-13-26-22-45-38-115-15-56-24-96-32-144-2-7-4-21-4-22-1-2-4-2-6-2-9 0-29 11-30 21-7 42-16 107-50 201-40 105-51 105-60 105-7 0-26-3-36-13-2-2-3-2-4-2-7 0-18 21-18 36 0 4 0 10 16 19 12 5 24 6 27 6 30 0 59-70 69-96 23-56 50-134 65-205z">
            <text:p/>
          </draw:path>
          <draw:path draw:style-name="gr4" draw:text-style-name="P4" draw:layer="layout" svg:width="0.104cm" svg:height="0.232cm" svg:x="9.106cm" svg:y="4.793cm" svg:viewBox="0 0 105 233" svg:d="M96 13c0-5-4-13-13-13-10 0-20 9-20 19 0 6 4 14 14 14s19-11 19-20zM26 189c-2 5-4 8-4 15 0 16 14 29 33 29 36 0 50-48 50-53 0-4-4-4-5-4-5 0-5 2-7 6-8 28-24 41-37 41-7 0-8-4-8-12s2-14 6-22c3-10 6-19 11-28 2-7 14-40 17-43 1-4 2-8 2-11 0-17-15-30-34-30-34 0-50 47-50 53 0 5 4 5 6 5 5 0 5-3 6-6 9-30 25-43 37-43 6 0 9 4 9 13 0 7-2 13-11 34z">
            <text:p/>
          </draw:path>
          <draw:path draw:style-name="gr4" draw:text-style-name="P4" draw:layer="layout" svg:width="0.211cm" svg:height="0.156cm" svg:x="9.245cm" svg:y="4.869cm" svg:viewBox="0 0 212 157" svg:d="M26 131c-1 5-4 14-4 15 0 8 7 11 13 11 5 0 11-5 13-8 1-3 5-14 6-21 2-7 5-23 8-32 2-7 4-15 5-23 5-15 5-17 15-32 10-13 25-31 52-31 20 0 20 17 20 24 0 21-14 59-20 74-4 10-5 13-5 19 0 18 15 30 32 30 35 0 51-48 51-54 0-4-5-4-6-4-4 0-6 2-7 6-8 27-22 42-37 42-6 0-8-5-8-12 0-8 2-13 8-28 4-12 18-48 18-68 0-33-27-39-45-39-29 0-48 18-58 31-3-23-23-31-37-31-15 0-23 11-28 19-8 12-12 33-12 34 0 4 4 4 6 4 5 0 5-1 7-10 6-20 13-37 26-37 9 0 11 7 11 17 0 7-3 19-5 29-2 9-6 24-8 30z">
            <text:p/>
          </draw:path>
        </draw:g>
        <draw:frame draw:name="M1" draw:style-name="gr5" draw:text-style-name="P5" draw:layer="layout" svg:width="1.646cm" svg:height="0.606cm" svg:x="4.401cm" svg:y="5.3cm">
          <draw:image xlink:href="Pictures/1000000000000118000000670B71DF667D4D1213.png" xlink:type="simple" xlink:show="embed" xlink:actuate="onLoad">
            <text:p/>
          </draw:image>
          <svg:title>TexMaths</svg:title>
          <svg:desc>14§display§M_{k-\delta+2}^{k}§png§600§FALSE§M1</svg:desc>
        </draw:frame>
        <draw:custom-shape draw:style-name="gr6" draw:text-style-name="P6" draw:layer="layout" svg:width="1.9cm" svg:height="1cm" svg:x="4.3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M2" draw:style-name="gr5" draw:text-style-name="P5" draw:layer="layout" svg:width="1.646cm" svg:height="0.606cm" svg:x="6.6cm" svg:y="5.3cm">
          <draw:image xlink:href="Pictures/100000000000011800000067F83E6BF914D741AE.png" xlink:type="simple" xlink:show="embed" xlink:actuate="onLoad">
            <text:p/>
          </draw:image>
          <svg:title>TexMaths</svg:title>
          <svg:desc>14§display§M_{k-\delta+3}^{k}§png§600§FALSE§M2</svg:desc>
        </draw:frame>
        <draw:custom-shape draw:style-name="gr6" draw:text-style-name="P6" draw:layer="layout" svg:width="1.9cm" svg:height="1cm" svg:x="6.5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1.1cm" svg:height="0.954cm" svg:x="8.5cm" svg:y="5.246cm">
          <draw:text-box>
            <text:p>...</text:p>
          </draw:text-box>
        </draw:frame>
        <draw:frame draw:name="M2" draw:style-name="gr5" draw:text-style-name="P5" draw:layer="layout" svg:width="1.147cm" svg:height="0.57cm" svg:x="9.804cm" svg:y="5.304cm">
          <draw:image xlink:href="Pictures/10000000000000C300000061CAD91A2675AFD95C.png" xlink:type="simple" xlink:show="embed" xlink:actuate="onLoad">
            <text:p/>
          </draw:image>
          <svg:title>TexMaths</svg:title>
          <svg:desc>14§display§M_{k-1}^{k}§png§600§FALSE§M2</svg:desc>
        </draw:frame>
        <draw:custom-shape draw:style-name="gr8" draw:text-style-name="P6" draw:layer="layout" svg:width="1.7cm" svg:height="1cm" svg:x="9.7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M2" draw:style-name="gr5" draw:text-style-name="P5" draw:layer="layout" svg:width="0.706cm" svg:height="0.57cm" svg:x="11.804cm" svg:y="5.304cm">
          <draw:image xlink:href="Pictures/100000000000007800000061F1074C460C0E361B.png" xlink:type="simple" xlink:show="embed" xlink:actuate="onLoad">
            <text:p/>
          </draw:image>
          <svg:title>TexMaths</svg:title>
          <svg:desc>14§display§M_{k}^k§png§600§FALSE§M2</svg:desc>
        </draw:frame>
        <draw:custom-shape draw:style-name="gr10" draw:text-style-name="P6" draw:layer="layout" svg:width="1.1cm" svg:height="1cm" svg:x="11.7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.4cm" svg:height="3.7cm" draw:transform="rotate (0.000174532925199433) translate (3cm 6.8cm)">
          <text:p text:style-name="P5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502cm" svg:height="0.954cm" svg:x="9.9cm" svg:y="6.8cm">
          <draw:text-box>
            <text:p/>
          </draw:text-box>
        </draw:frame>
        <draw:frame draw:style-name="gr12" draw:text-style-name="P8" draw:layer="layout" svg:width="4.617cm" svg:height="0.721cm" svg:x="3.068cm" svg:y="6.846cm">
          <draw:text-box>
            <text:p text:style-name="P7"><text:span text:style-name="T1">Frequent Episode Set</text:span></text:p>
          </draw:text-box>
        </draw:frame>
        <draw:frame draw:style-name="standard" draw:layer="layout" svg:width="4.734cm" svg:height="2.192cm" svg:x="3.365cm" svg:y="7.62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Key</text:p>
              </table:table-cell>
              <table:table-cell table:style-name="ce2">
                <text:p text:style-name="P10">Value</text:p>
              </table:table-cell>
            </table:table-row>
            <table:table-row table:style-name="ro1">
              <table:table-cell table:style-name="ce3"/>
              <table:table-cell table:style-name="ce1"/>
            </table:table-row>
            <table:table-row table:style-name="ro1" table:default-cell-style-name="ce4">
              <table:table-cell>
                <text:p text:style-name="P10">...</text:p>
              </table:table-cell>
              <table:table-cell>
                <text:p text:style-name="P10">...</text:p>
              </table:table-cell>
            </table:table-row>
          </table:table>
          <draw:image xlink:href="Pictures/TablePreview1.svm" xlink:type="simple" xlink:show="embed" xlink:actuate="onLoad"/>
        </draw:frame>
        <draw:g>
          <svg:title>TexMaths</svg:title>
          <svg:desc>14§display§\alpha_i§svg§600§FALSE§</svg:desc>
          <draw:polygon draw:style-name="gr3" draw:text-style-name="P3" draw:layer="layout" svg:width="0.454cm" svg:height="0.285cm" svg:x="4.345cm" svg:y="8.706cm" svg:viewBox="0 0 455 286" draw:points="228,286 0,286 0,0 455,0 455,286">
            <text:p/>
          </draw:polygon>
          <draw:path draw:style-name="gr4" draw:text-style-name="P4" draw:layer="layout" svg:width="0.276cm" svg:height="0.222cm" svg:x="4.365cm" svg:y="8.7cm" svg:viewBox="0 0 277 223" svg:d="M215 102c0-77-46-102-82-102-68 0-133 70-133 140 0 45 29 83 80 83 31 0 67-11 105-41 6 26 22 41 45 41 26 0 41-26 41-34 0-4-3-6-7-6-3 0-4 2-5 6-9 23-27 23-28 23-16 0-16-38-16-50 0-10 0-11 6-17 46-58 56-116 56-116 0-1 0-4-6-4-4 0-4 1-7 10-8 31-25 68-49 97zM183 169c-44 38-82 43-102 43-29 0-44-22-44-53 0-24 12-77 28-103 24-36 50-45 67-45 50 0 50 65 50 103 0 18 0 47 1 55z">
            <text:p/>
          </draw:path>
          <draw:path draw:style-name="gr4" draw:text-style-name="P4" draw:layer="layout" svg:width="0.104cm" svg:height="0.231cm" svg:x="4.676cm" svg:y="8.763cm" svg:viewBox="0 0 105 232" svg:d="M96 13c0-5-4-13-13-13-10 0-20 9-20 19 0 6 4 13 14 13s19-10 19-19zM26 189c-2 4-4 8-4 14 0 16 14 29 33 29 36 0 50-48 50-52 0-5-4-5-5-5-5 0-5 3-7 6-8 28-24 41-37 41-7 0-8-4-8-12s2-13 6-21c3-10 7-19 11-28 2-8 15-40 17-44 1-3 2-7 2-11 0-17-15-29-34-29-34 0-50 47-50 53 0 4 4 4 6 4 5 0 5-2 6-5 9-31 25-43 37-43 6 0 9 3 9 12 0 8-2 14-11 35z">
            <text:p/>
          </draw:path>
        </draw:g>
        <draw:g>
          <svg:title>TexMaths</svg:title>
          <svg:desc>14§display§sp(\alpha_i)§svg§600§FALSE§</svg:desc>
          <draw:polygon draw:style-name="gr3" draw:text-style-name="P3" draw:layer="layout" svg:width="1.34cm" svg:height="0.492cm" svg:x="6.259cm" svg:y="8.507cm" svg:viewBox="0 0 1341 493" draw:points="670,493 0,493 0,0 1341,0 1341,493">
            <text:p/>
          </draw:polygon>
          <draw:path draw:style-name="gr4" draw:text-style-name="P4" draw:layer="layout" svg:width="0.182cm" svg:height="0.223cm" svg:x="6.285cm" svg:y="8.658cm" svg:viewBox="0 0 183 224" svg:d="M168 34c-15 0-23 11-23 22 0 7 4 15 14 15 11 0 24-9 24-28 0-23-22-43-60-43-65 0-84 50-84 72 0 39 37 47 52 49 26 6 51 10 51 38 0 12-11 54-70 54-8 0-46 0-57-26 19 2 31-12 31-27 0-11-8-17-18-17-13 0-28 11-28 33 0 28 28 48 71 48 80 0 99-59 99-82 0-18-9-30-15-37-14-13-27-15-50-20-18-4-37-8-37-30 0-14 12-44 55-44 13 0 37 4 45 23z">
            <text:p/>
          </draw:path>
          <draw:path draw:style-name="gr4" draw:text-style-name="P4" draw:layer="layout" svg:width="0.257cm" svg:height="0.313cm" svg:x="6.474cm" svg:y="8.658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4" draw:text-style-name="P4" draw:layer="layout" svg:width="0.114cm" svg:height="0.492cm" svg:x="6.786cm" svg:y="8.507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4" draw:text-style-name="P4" draw:layer="layout" svg:width="0.276cm" svg:height="0.223cm" svg:x="6.949cm" svg:y="8.658cm" svg:viewBox="0 0 277 224" svg:d="M215 102c0-77-46-102-82-102-68 0-133 71-133 140 0 46 29 84 80 84 31 0 67-11 105-41 5 25 22 41 45 41 25 0 41-27 41-35 0-3-3-5-7-5-3 0-4 2-5 5-9 24-27 24-28 24-16 0-16-38-16-51 0-10 0-11 6-16 46-59 56-117 56-117 0-1 0-4-6-4-4 0-4 1-7 10-9 31-25 68-49 97zM183 169c-44 38-82 44-102 44-29 0-44-23-44-54 0-23 12-77 28-103 24-36 50-45 67-45 49 0 49 65 49 103 0 18 0 47 2 55z">
            <text:p/>
          </draw:path>
          <draw:path draw:style-name="gr4" draw:text-style-name="P4" draw:layer="layout" svg:width="0.104cm" svg:height="0.232cm" svg:x="7.259cm" svg:y="8.722cm" svg:viewBox="0 0 105 233" svg:d="M96 13c0-5-4-13-13-13-10 0-20 9-20 19 0 6 4 13 14 13s19-10 19-19zM26 189c-2 5-4 8-4 15 0 16 14 29 33 29 36 0 50-48 50-53 0-4-4-4-5-4-5 0-5 2-7 6-8 28-24 41-37 41-7 0-8-5-8-12 0-8 2-14 6-22 3-10 6-19 11-28 2-7 15-40 17-43 1-4 2-8 2-12 0-16-15-29-34-29-34 0-50 47-50 53 0 4 4 4 6 4 5 0 5-2 6-5 9-30 25-43 37-43 6 0 9 4 9 13 0 7-2 13-11 34z">
            <text:p/>
          </draw:path>
          <draw:path draw:style-name="gr4" draw:text-style-name="P4" draw:layer="layout" svg:width="0.114cm" svg:height="0.492cm" svg:x="7.435cm" svg:y="8.507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custom-shape draw:style-name="gr11" draw:text-style-name="P1" draw:layer="layout" svg:width="5.4cm" svg:height="3.7cm" draw:transform="rotate (0.000174532925199433) translate (9.599cm 6.8cm)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4.833cm" svg:height="0.721cm" svg:x="9.667cm" svg:y="6.846cm">
          <draw:text-box>
            <text:p text:style-name="P7"><text:span text:style-name="T1">Infrequent Episode Set</text:span></text:p>
          </draw:text-box>
        </draw:frame>
        <draw:frame draw:style-name="standard" draw:layer="layout" svg:width="4.734cm" svg:height="2.192cm" svg:x="9.964cm" svg:y="7.62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Key</text:p>
              </table:table-cell>
              <table:table-cell table:style-name="ce2">
                <text:p text:style-name="P10">Value</text:p>
              </table:table-cell>
            </table:table-row>
            <table:table-row table:style-name="ro1">
              <table:table-cell table:style-name="ce3"/>
              <table:table-cell table:style-name="ce1"/>
            </table:table-row>
            <table:table-row table:style-name="ro1" table:default-cell-style-name="ce4">
              <table:table-cell>
                <text:p text:style-name="P10">...</text:p>
              </table:table-cell>
              <table:table-cell>
                <text:p text:style-name="P10">...</text:p>
              </table:table-cell>
            </table:table-row>
          </table:table>
          <draw:image xlink:href="Pictures/TablePreview2.svm" xlink:type="simple" xlink:show="embed" xlink:actuate="onLoad"/>
        </draw:frame>
        <draw:g>
          <svg:title>TexMaths</svg:title>
          <svg:desc>14§display§\alpha_j§svg§600§FALSE§</svg:desc>
          <draw:polygon draw:style-name="gr3" draw:text-style-name="P3" draw:layer="layout" svg:width="0.497cm" svg:height="0.353cm" svg:x="10.944cm" svg:y="8.707cm" svg:viewBox="0 0 498 354" draw:points="250,354 0,354 0,0 498,0 498,354">
            <text:p/>
          </draw:polygon>
          <draw:path draw:style-name="gr4" draw:text-style-name="P4" draw:layer="layout" svg:width="0.275cm" svg:height="0.223cm" svg:x="10.964cm" svg:y="8.701cm" svg:viewBox="0 0 276 224" svg:d="M215 102c0-77-46-102-82-102-68 0-133 71-133 140 0 46 29 84 79 84 32 0 68-11 106-41 5 25 22 41 44 41 26 0 42-27 42-35 0-3-4-5-7-5s-4 2-5 5c-9 24-27 24-28 24-16 0-16-38-16-51 0-10 0-11 5-16 46-59 56-117 56-117 0-1 0-4-5-4s-5 1-7 10c-9 31-26 68-49 97zM182 169c-43 38-81 44-101 44-30 0-44-23-44-54 0-23 12-77 28-103 23-36 50-45 67-45 49 0 49 65 49 103 0 18 0 47 1 55z">
            <text:p/>
          </draw:path>
          <draw:path draw:style-name="gr4" draw:text-style-name="P4" draw:layer="layout" svg:width="0.151cm" svg:height="0.299cm" svg:x="11.258cm" svg:y="8.764cm" svg:viewBox="0 0 152 300" svg:d="M152 13c0-6-4-13-13-13-10 0-20 10-20 19 0 6 4 13 14 13 9 0 19-8 19-19zM78 246c-5 24-23 44-44 44-5 0-8-1-13-2 9-5 13-12 13-18 0-8-7-12-14-12-11 0-20 9-20 20 0 13 13 22 35 22 20 0 61-12 71-55l32-124c1-3 2-7 2-11 0-19-17-33-38-33-38 0-61 47-61 53 0 4 6 4 6 4 4 0 4-1 8-6 8-20 26-42 46-42 9 0 12 6 12 17 0 5-1 9-1 11z">
            <text:p/>
          </draw:path>
        </draw:g>
        <draw:g>
          <svg:title>TexMaths</svg:title>
          <svg:desc>14§display§sp(\alpha_j)§svg§600§FALSE§</svg:desc>
          <draw:polygon draw:style-name="gr3" draw:text-style-name="P3" draw:layer="layout" svg:width="1.384cm" svg:height="0.51cm" svg:x="12.859cm" svg:y="8.507cm" svg:viewBox="0 0 1385 511" draw:points="693,511 0,511 0,0 1385,0 1385,511">
            <text:p/>
          </draw:polygon>
          <draw:path draw:style-name="gr4" draw:text-style-name="P4" draw:layer="layout" svg:width="0.182cm" svg:height="0.223cm" svg:x="12.885cm" svg:y="8.658cm" svg:viewBox="0 0 183 224" svg:d="M168 34c-14 0-23 11-23 22 0 7 4 15 14 15 11 0 24-9 24-28 0-23-22-43-60-43-65 0-84 50-84 72 0 39 37 47 52 49 26 6 51 10 51 38 0 12-11 54-70 54-8 0-46 0-57-26 19 2 31-12 31-27 0-11-8-17-18-17-13 0-28 10-28 33 0 28 28 48 71 48 80 0 99-59 99-82 0-18-9-30-15-37-14-13-27-15-50-20-18-4-37-8-37-30 0-14 12-44 55-44 13 0 37 4 45 23z">
            <text:p/>
          </draw:path>
          <draw:path draw:style-name="gr4" draw:text-style-name="P4" draw:layer="layout" svg:width="0.257cm" svg:height="0.312cm" svg:x="13.074cm" svg:y="8.658cm" svg:viewBox="0 0 258 313" svg:d="M38 279c-4 17-4 20-27 20-5 0-11 0-11 9 0 4 2 5 7 5 13 0 27-1 41-1 16 0 33 1 48 1 4 0 9 0 9-8 0-6-4-6-11-6-25 0-25-3-25-8 0-7 21-86 24-98 7 13 20 31 46 31 57 0 119-73 119-145 0-47-28-79-65-79-25 0-50 18-65 37-6-27-27-37-45-37-22 0-33 19-37 28-8 17-15 47-15 48 0 5 5 5 6 5 6 0 6 0 9-12 8-34 18-58 36-58 8 0 14 4 14 23 0 11-1 16-3 24zM126 64c3-14 16-27 25-35 17-14 32-18 39-18 21 0 33 17 33 46s-17 86-26 105c-17 34-40 51-58 51-34 0-39-42-39-44 0-1 0-2 1-8z">
            <text:p/>
          </draw:path>
          <draw:path draw:style-name="gr4" draw:text-style-name="P4" draw:layer="layout" svg:width="0.114cm" svg:height="0.492cm" svg:x="13.386cm" svg:y="8.507cm" svg:viewBox="0 0 115 493" svg:d="M115 488c0-1 0-2-9-11-61-62-77-155-77-231 0-85 19-171 80-233 6-5 6-6 6-9s-2-4-5-4c-5 0-49 34-79 96-25 54-31 109-31 150 0 39 6 99 32 155 31 60 73 92 78 92 3 0 5-2 5-5z">
            <text:p/>
          </draw:path>
          <draw:path draw:style-name="gr4" draw:text-style-name="P4" draw:layer="layout" svg:width="0.276cm" svg:height="0.223cm" svg:x="13.549cm" svg:y="8.658cm" svg:viewBox="0 0 277 224" svg:d="M215 102c0-77-46-102-82-102-68 0-133 71-133 140 0 46 29 84 80 84 31 0 67-11 105-42 5 26 22 42 45 42 25 0 41-27 41-35 0-3-3-5-7-5-3 0-4 2-5 5-9 24-27 24-28 24-16 0-16-38-16-51 0-10 0-11 6-16 46-59 56-117 56-117 0-1 0-4-6-4-4 0-4 1-7 10-9 31-25 68-49 97zM183 169c-44 38-82 44-102 44-29 0-44-23-44-54 0-24 12-77 28-103 24-36 50-45 67-45 50 0 50 65 50 103 0 18 0 47 1 55z">
            <text:p/>
          </draw:path>
          <draw:path draw:style-name="gr4" draw:text-style-name="P4" draw:layer="layout" svg:width="0.151cm" svg:height="0.299cm" svg:x="13.844cm" svg:y="8.722cm" svg:viewBox="0 0 152 300" svg:d="M152 13c0-6-4-13-13-13-10 0-20 10-20 19 0 6 4 13 14 13 9 0 19-8 19-19zM78 246c-5 24-23 44-44 44-5 0-8-1-13-2 9-5 13-13 13-18 0-8-7-12-14-12-11 0-20 8-20 20 0 13 13 22 35 22 20 0 61-12 71-55l32-124c1-3 2-7 2-11 0-19-17-33-38-33-38 0-61 47-61 53 0 4 6 4 6 4 5 0 5-1 8-6 8-21 26-42 46-42 9 0 12 6 12 17 0 4-1 9-1 11z">
            <text:p/>
          </draw:path>
          <draw:path draw:style-name="gr4" draw:text-style-name="P4" draw:layer="layout" svg:width="0.114cm" svg:height="0.492cm" svg:x="14.079cm" svg:y="8.507cm" svg:viewBox="0 0 115 493" svg:d="M115 246c0-38-5-97-32-153-30-61-73-93-79-93-2 0-4 2-4 4 0 3 0 4 9 13 49 48 77 126 77 229 0 84-18 172-79 233-7 7-7 8-7 9 0 3 2 5 4 5 6 0 51-34 80-97 26-53 31-108 31-15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09:51:10.634000000</meta:creation-date>
    <dc:date>2017-06-22T11:06:22.952000000</dc:date>
    <meta:editing-duration>PT22M15S</meta:editing-duration>
    <meta:editing-cycles>4</meta:editing-cycles>
    <meta:generator>LibreOffice/5.3.3.2$Windows_X86_64 LibreOffice_project/3d9a8b4b4e538a85e0782bd6c2d430bafe583448</meta:generator>
    <meta:document-statistic meta:object-count="65"/>
  </office:meta>
</office:document-meta>
</file>